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language="en" fo:country="US"/>
    </style:style>
    <style:style style:name="P3" style:family="paragraph" style:parent-style-name="Standard" style:list-style-name="L1">
      <style:paragraph-properties>
        <style:tab-stops>
          <style:tab-stop style:position="0.1043in"/>
        </style:tab-stops>
      </style:paragraph-properties>
    </style:style>
    <style:style style:name="P4" style:family="paragraph" style:parent-style-name="Standard" style:list-style-name="L1" style:master-page-name="MP0">
      <style:paragraph-properties style:page-number="auto" fo:break-before="page"/>
      <style:text-properties fo:language="en" fo:country="US"/>
    </style:style>
    <style:style style:name="T1" style:family="text">
      <style:text-properties fo:language="en" fo:country="US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27780952547210221" text:style-name="L1">
        <text:list-item>
          <text:p text:style-name="P4">negativ</text:p>
        </text:list-item>
        <text:list-item>
          <text:p text:style-name="P2">negativ</text:p>
        </text:list-item>
        <text:list-item>
          <text:p text:style-name="P2">negativ</text:p>
        </text:list-item>
        <text:list-item>
          <text:p text:style-name="P2">negativ</text:p>
        </text:list-item>
        <text:list-item>
          <text:p text:style-name="P2">negativ</text:p>
        </text:list-item>
        <text:list-item>
          <text:p text:style-name="P2">negativ</text:p>
        </text:list-item>
        <text:list-item>
          <text:p text:style-name="P2">ueber Hilary</text:p>
        </text:list-item>
        <text:list-item>
          <text:p text:style-name="P2">negativ</text:p>
        </text:list-item>
        <text:list-item>
          <text:p text:style-name="P2">negativ</text:p>
        </text:list-item>
        <text:list-item>
          <text:p text:style-name="P2">negativ</text:p>
        </text:list-item>
        <text:list-item>
          <text:p text:style-name="P2">negativ vielleicht</text:p>
        </text:list-item>
        <text:list-item>
          <text:p text:style-name="P2">eher negativ</text:p>
        </text:list-item>
        <text:list-item>
          <text:p text:style-name="P2">eher negativ</text:p>
        </text:list-item>
        <text:list-item>
          <text:p text:style-name="P2">positiv</text:p>
        </text:list-item>
        <text:list-item>
          <text:p text:style-name="P2">negativ</text:p>
        </text:list-item>
        <text:list-item>
          <text:p text:style-name="P2">neutral</text:p>
        </text:list-item>
        <text:list-item>
          <text:p text:style-name="P2">positiv</text:p>
        </text:list-item>
        <text:list-item>
          <text:p text:style-name="P2">positiv</text:p>
        </text:list-item>
        <text:list-item>
          <text:p text:style-name="P2">positiv</text:p>
        </text:list-item>
        <text:list-item>
          <text:p text:style-name="P2">positiv</text:p>
        </text:list-item>
        <text:list-item>
          <text:p text:style-name="P1"><text:span text:style-name="Default_20_Paragraph_20_Font"><text:span text:style-name="T1">unklar</text:span></text:span></text:p>
        </text:list-item>
        <text:list-item>
          <text:p text:style-name="P1"><text:span text:style-name="Default_20_Paragraph_20_Font"><text:span text:style-name="T1">unklar</text:span></text:span></text:p>
        </text:list-item>
        <text:list-item>
          <text:p text:style-name="P1"><text:span text:style-name="Default_20_Paragraph_20_Font"><text:span text:style-name="T1">positiv</text:span></text:span></text:p>
        </text:list-item>
        <text:list-item>
          <text:p text:style-name="P1"><text:span text:style-name="Default_20_Paragraph_20_Font"><text:span text:style-name="T1">positiv</text:span></text:span></text:p>
        </text:list-item>
        <text:list-item>
          <text:p text:style-name="P1"><text:span text:style-name="Default_20_Paragraph_20_Font"><text:span text:style-name="T1">positiv</text:span></text:span></text:p>
        </text:list-item>
        <text:list-item>
          <text:p text:style-name="P1">positiv</text:p>
        </text:list-item>
        <text:list-item>
          <text:p text:style-name="P1">mixed</text:p>
        </text:list-item>
        <text:list-item>
          <text:p text:style-name="P1">positiv</text:p>
        </text:list-item>
        <text:list-item>
          <text:p text:style-name="P1">positiv</text:p>
        </text:list-item>
        <text:list-item>
          <text:p text:style-name="P1">positiv</text:p>
        </text:list-item>
        <text:list-item>
          <text:p text:style-name="P1">negativ</text:p>
        </text:list-item>
        <text:list-item>
          <text:p text:style-name="P1">negativ</text:p>
        </text:list-item>
        <text:list-item>
          <text:p text:style-name="P1">negativ</text:p>
        </text:list-item>
        <text:list-item>
          <text:p text:style-name="P1">negativ</text:p>
        </text:list-item>
        <text:list-item>
          <text:p text:style-name="P1">negativ</text:p>
        </text:list-item>
        <text:list-item>
          <text:p text:style-name="P1">neutral</text:p>
        </text:list-item>
        <text:list-item>
          <text:p text:style-name="P1">positiv</text:p>
        </text:list-item>
        <text:list-item>
          <text:p text:style-name="P1">negativ</text:p>
        </text:list-item>
        <text:list-item>
          <text:p text:style-name="P1">negativ</text:p>
        </text:list-item>
        <text:list-item>
          <text:p text:style-name="P1">negativ</text:p>
        </text:list-item>
        <text:list-item>
          <text:p text:style-name="P1">positiv</text:p>
        </text:list-item>
        <text:list-item>
          <text:p text:style-name="P1">positiv</text:p>
        </text:list-item>
        <text:list-item>
          <text:p text:style-name="P1">positiv</text:p>
        </text:list-item>
        <text:list-item>
          <text:p text:style-name="P1">positiv</text:p>
        </text:list-item>
        <text:list-item>
          <text:p text:style-name="P1">negativ</text:p>
        </text:list-item>
        <text:list-item>
          <text:p text:style-name="P1">positiv</text:p>
        </text:list-item>
        <text:list-item>
          <text:p text:style-name="P1">negativ</text:p>
        </text:list-item>
        <text:list-item>
          <text:p text:style-name="P1">negativ</text:p>
        </text:list-item>
        <text:list-item>
          <text:p text:style-name="P1">negativ</text:p>
        </text:list-item>
        <text:list-item>
          <text:p text:style-name="P1">negativ vielleicht</text:p>
        </text:list-item>
        <text:list-item>
          <text:p text:style-name="P1">negativ</text:p>
        </text:list-item>
        <text:list-item>
          <text:p text:style-name="P1">unklar</text:p>
        </text:list-item>
        <text:list-item>
          <text:p text:style-name="P1"><text:soft-page-break/>uklar</text:p>
        </text:list-item>
        <text:list-item>
          <text:p text:style-name="P1">positiv</text:p>
        </text:list-item>
        <text:list-item>
          <text:p text:style-name="P1">neutral</text:p>
        </text:list-item>
        <text:list-item>
          <text:p text:style-name="P1">positiv</text:p>
        </text:list-item>
        <text:list-item>
          <text:p text:style-name="P1">negativ</text:p>
        </text:list-item>
        <text:list-item>
          <text:p text:style-name="P1">negativ</text:p>
        </text:list-item>
        <text:list-item>
          <text:p text:style-name="P1">positiv</text:p>
        </text:list-item>
        <text:list-item>
          <text:p text:style-name="P1">negativ</text:p>
        </text:list-item>
        <text:list-item>
          <text:p text:style-name="P1">positiv</text:p>
        </text:list-item>
        <text:list-item>
          <text:p text:style-name="P1">positiv</text:p>
        </text:list-item>
        <text:list-item>
          <text:p text:style-name="P1">positiv</text:p>
        </text:list-item>
        <text:list-item>
          <text:p text:style-name="P1">positiv</text:p>
        </text:list-item>
        <text:list-item>
          <text:p text:style-name="P1">positiv</text:p>
        </text:list-item>
        <text:list-item>
          <text:p text:style-name="P1">positive</text:p>
        </text:list-item>
        <text:list-item>
          <text:p text:style-name="P1">negativ </text:p>
        </text:list-item>
        <text:list-item>
          <text:p text:style-name="P1">neutral</text:p>
        </text:list-item>
        <text:list-item>
          <text:p text:style-name="P1">positiv</text:p>
        </text:list-item>
        <text:list-item>
          <text:p text:style-name="P1">positiv vielleicht</text:p>
        </text:list-item>
        <text:list-item>
          <text:p text:style-name="P1">positiv</text:p>
        </text:list-item>
        <text:list-item>
          <text:p text:style-name="P1">positiv</text:p>
        </text:list-item>
        <text:list-item>
          <text:p text:style-name="P1">positiv</text:p>
        </text:list-item>
        <text:list-item>
          <text:p text:style-name="P1">positiv</text:p>
        </text:list-item>
        <text:list-item>
          <text:p text:style-name="P1">positiv</text:p>
        </text:list-item>
        <text:list-item>
          <text:p text:style-name="P1">positiv</text:p>
        </text:list-item>
        <text:list-item>
          <text:p text:style-name="P1">positiv</text:p>
        </text:list-item>
        <text:list-item>
          <text:p text:style-name="P1">positiv</text:p>
        </text:list-item>
        <text:list-item>
          <text:p text:style-name="P1">negativ</text:p>
        </text:list-item>
        <text:list-item>
          <text:p text:style-name="P1">positiv</text:p>
        </text:list-item>
        <text:list-item>
          <text:p text:style-name="P1">negativ</text:p>
        </text:list-item>
        <text:list-item>
          <text:p text:style-name="P1">positiv</text:p>
        </text:list-item>
        <text:list-item>
          <text:p text:style-name="P1">negativ</text:p>
        </text:list-item>
        <text:list-item>
          <text:p text:style-name="P1">negativ</text:p>
        </text:list-item>
        <text:list-item>
          <text:p text:style-name="P1">negativ</text:p>
        </text:list-item>
        <text:list-item>
          <text:p text:style-name="P1">negativ</text:p>
        </text:list-item>
        <text:list-item>
          <text:p text:style-name="P1">unklar</text:p>
        </text:list-item>
        <text:list-item>
          <text:p text:style-name="P1">negativ</text:p>
        </text:list-item>
        <text:list-item>
          <text:p text:style-name="P1">negativ</text:p>
        </text:list-item>
        <text:list-item>
          <text:p text:style-name="P1">negativ</text:p>
        </text:list-item>
        <text:list-item>
          <text:p text:style-name="P1">negativ</text:p>
        </text:list-item>
        <text:list-item>
          <text:p text:style-name="P1">negativ</text:p>
        </text:list-item>
        <text:list-item>
          <text:p text:style-name="P1">negativ</text:p>
        </text:list-item>
        <text:list-item>
          <text:p text:style-name="P1">negativ</text:p>
        </text:list-item>
        <text:list-item>
          <text:p text:style-name="P1">negativ</text:p>
        </text:list-item>
        <text:list-item>
          <text:p text:style-name="P1">positiv</text:p>
        </text:list-item>
        <text:list-item>
          <text:p text:style-name="P1">positiv</text:p>
        </text:list-item>
        <text:list-item>
          <text:p text:style-name="P1">negativ</text:p>
        </text:list-item>
        <text:list-item>
          <text:p text:style-name="P1">negativ</text:p>
        </text:list-item>
        <text:list-item>
          <text:p text:style-name="P3">negativ</text:p>
        </text:list-item>
        <text:list-item>
          <text:p text:style-name="P3">negativ</text:p>
        </text:list-item>
        <text:list-item>
          <text:p text:style-name="P3">negativ</text:p>
        </text:list-item>
        <text:list-item>
          <text:p text:style-name="P3">positiv</text:p>
        </text:list-item>
        <text:list-item>
          <text:p text:style-name="P3">negativ</text:p>
        </text:list-item>
        <text:list-item>
          <text:p text:style-name="P3"><text:soft-page-break/>negativ</text:p>
        </text:list-item>
        <text:list-item>
          <text:p text:style-name="P3">positiv</text:p>
        </text:list-item>
        <text:list-item>
          <text:p text:style-name="P3">negativ</text:p>
        </text:list-item>
        <text:list-item>
          <text:p text:style-name="P3">mixed</text:p>
        </text:list-item>
        <text:list-item>
          <text:p text:style-name="P3">negativ</text:p>
        </text:list-item>
        <text:list-item>
          <text:p text:style-name="P3">mixed</text:p>
        </text:list-item>
        <text:list-item>
          <text:p text:style-name="P3">negativ</text:p>
        </text:list-item>
        <text:list-item>
          <text:p text:style-name="P3">neutral</text:p>
        </text:list-item>
        <text:list-item>
          <text:p text:style-name="P3">negativ</text:p>
        </text:list-item>
        <text:list-item>
          <text:p text:style-name="P3">positiv</text:p>
        </text:list-item>
        <text:list-item>
          <text:p text:style-name="P3">negativ</text:p>
        </text:list-item>
        <text:list-item>
          <text:p text:style-name="P3">positiv</text:p>
        </text:list-item>
        <text:list-item>
          <text:p text:style-name="P3">negativ</text:p>
        </text:list-item>
        <text:list-item>
          <text:p text:style-name="P3">negativ / the writer tried to defend Obama </text:p>
        </text:list-item>
        <text:list-item>
          <text:p text:style-name="P3">negativ</text:p>
        </text:list-item>
        <text:list-item>
          <text:p text:style-name="P3">mixed</text:p>
        </text:list-item>
        <text:list-item>
          <text:p text:style-name="P3">negativ</text:p>
        </text:list-item>
        <text:list-item>
          <text:p text:style-name="P3">positiv</text:p>
        </text:list-item>
        <text:list-item>
          <text:p text:style-name="P3">neutral</text:p>
        </text:list-item>
        <text:list-item>
          <text:p text:style-name="P3">neutral</text:p>
        </text:list-item>
        <text:list-item>
          <text:p text:style-name="P3">positiv</text:p>
        </text:list-item>
        <text:list-item>
          <text:p text:style-name="P3">positiv</text:p>
        </text:list-item>
        <text:list-item>
          <text:p text:style-name="P3">negativ</text:p>
        </text:list-item>
        <text:list-item>
          <text:p text:style-name="P3">positiv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15-04-09T09:16:00Z</meta:creation-date>
    <dc:date>2015-06-01T09:45:21.13</dc:date>
    <meta:editing-cycles>15</meta:editing-cycles>
    <meta:editing-duration>PT1H35M43S</meta:editing-duration>
    <meta:document-statistic meta:table-count="0" meta:image-count="0" meta:object-count="0" meta:page-count="3" meta:paragraph-count="128" meta:word-count="269" meta:character-count="1372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